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42mm"/>
    </style:style>
    <style:style style:name="co3" style:family="table-column">
      <style:table-column-properties fo:break-before="auto" style:column-width="24.09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23.83mm"/>
    </style:style>
    <style:style style:name="co7" style:family="table-column">
      <style:table-column-properties fo:break-before="auto" style:column-width="95.71mm"/>
    </style:style>
    <style:style style:name="co8" style:family="table-column">
      <style:table-column-properties fo:break-before="auto" style:column-width="96.54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8.55mm"/>
    </style:style>
    <style:style style:name="co11" style:family="table-column">
      <style:table-column-properties fo:break-before="auto" style:column-width="73.54mm"/>
    </style:style>
    <style:style style:name="co12" style:family="table-column">
      <style:table-column-properties fo:break-before="auto" style:column-width="14.69mm"/>
    </style:style>
    <style:style style:name="co13" style:family="table-column">
      <style:table-column-properties fo:break-before="auto" style:column-width="16.09mm"/>
    </style:style>
    <style:style style:name="co14" style:family="table-column">
      <style:table-column-properties fo:break-before="auto" style:column-width="68.33mm"/>
    </style:style>
    <style:style style:name="co15" style:family="table-column">
      <style:table-column-properties fo:break-before="auto" style:column-width="28.75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72.21mm"/>
    </style:style>
    <style:style style:name="co18" style:family="table-column">
      <style:table-column-properties fo:break-before="auto" style:column-width="39.86mm"/>
    </style:style>
    <style:style style:name="co19" style:family="table-column">
      <style:table-column-properties fo:break-before="auto" style:column-width="50.09mm"/>
    </style:style>
    <style:style style:name="co20" style:family="table-column">
      <style:table-column-properties fo:break-before="auto" style:column-width="25.75mm"/>
    </style:style>
    <style:style style:name="co21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cc00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00" fo:wrap-option="wrap"/>
    </style:style>
    <style:style style:name="ce1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fo:color="#ff3333"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transparent" fo:wrap-option="wrap"/>
    </style:style>
    <style:style style:name="ce20" style:family="table-cell" style:parent-style-name="Default">
      <style:table-cell-properties fo:background-color="#ffcc00" fo:wrap-option="wra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cc00" fo:wrap-option="wrap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 fo:wrap-option="wrap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wrap-option="wrap"/>
      <style:text-properties fo:color="#ff3333"/>
    </style:style>
    <style:style style:name="ce30" style:family="table-cell" style:parent-style-name="Default">
      <style:table-cell-properties fo:background-color="#ffcc00"/>
      <style:text-properties style:use-window-font-color="true"/>
    </style:style>
    <style:style style:name="ce31" style:family="table-cell" style:parent-style-name="Default" style:data-style-name="N113"/>
    <style:style style:name="ce32" style:family="table-cell" style:parent-style-name="Default" style:data-style-name="N113">
      <style:text-properties fo:font-weight="bold" style:font-weight-asian="bold" style:font-weight-complex="bold"/>
    </style:style>
  </office:automatic-styles>
  <office:body>
    <office:spreadsheet>
      <table:table table:name="Hardw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 (inc Vat)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(inc Vat)</text:p>
          </table:table-cell>
          <table:table-cell table:style-name="ce1" office:value-type="string" calcext:value-type="string">
            <text:p>Qty I need</text:p>
          </table:table-cell>
          <table:table-cell table:style-name="ce1" office:value-type="string" calcext:value-type="string">
            <text:p>Total (inc Vat)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Ycarriage-Buil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niversal Build Plate</text:p>
          </table:table-cell>
          <table:table-cell office:value-type="float" office:value="17.25" calcext:value-type="float">
            <text:p>17.25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17.25" calcext:value-type="float">
            <text:p>17.25</text:p>
          </table:table-cell>
          <table:table-cell office:value-type="float" office:value="1" calcext:value-type="float">
            <text:p>1</text:p>
          </table:table-cell>
          <table:table-cell table:formula="of:=[.C5]*[.F5]" office:value-type="float" office:value="17.25" calcext:value-type="float">
            <text:p>17.25</text:p>
          </table:table-cell>
          <table:table-cell office:value-type="string" calcext:value-type="string">
            <text:p><text:a xlink:href="http://ooznest.co.uk/V-Slot/Gantry-Plates/Build-Plate" xlink:type="simple">http://ooznest.co.uk/V-Slot/Gantry-Plates/Build-Plate</text:a></text:p>
          </table:table-cell>
        </table:table-row>
        <table:table-row table:style-name="ro2">
          <table:table-cell/>
          <table:table-cell office:value-type="string" calcext:value-type="string">
            <text:p>Solid V Xtreme Wheel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formula="of:=[.C6]*[.D6]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6]*[.F6]" office:value-type="float" office:value="22" calcext:value-type="float">
            <text:p>22</text:p>
          </table:table-cell>
          <table:table-cell office:value-type="string" calcext:value-type="string">
            <text:p><text:a xlink:href="http://ooznest.co.uk/V-Slot/Wheels/Solid-V-Xtreme-Wheel" xlink:type="simple">http://ooznest.co.uk/V-Slot/Wheels/Solid-V-Xtreme-Wheel</text:a></text:p>
          </table:table-cell>
        </table:table-row>
        <table:table-row table:style-name="ro2">
          <table:table-cell/>
          <table:table-cell office:value-type="string" calcext:value-type="string">
            <text:p>Eccentric Spacer 6m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7]*[.D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]*[.F7]" office:value-type="float" office:value="4" calcext:value-type="float">
            <text:p>4</text:p>
          </table:table-cell>
          <table:table-cell office:value-type="string" calcext:value-type="string">
            <text:p><text:a xlink:href="http://ooznest.co.uk/V-Slot/Shims-Spacers/Eccentric-Spacer" xlink:type="simple">http://ooznest.co.uk/V-Slot/Shims-Spacers/Eccentric-Spacer</text:a></text:p>
          </table:table-cell>
        </table:table-row>
        <table:table-row table:style-name="ro1">
          <table:table-cell/>
          <table:table-cell office:value-type="string" calcext:value-type="string">
            <text:p>Aluminium Spacers 6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 Profile M5 Bolts 25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 Profile M5 Bolts 20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cision Shi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yloc Nut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formula="of:=SUM([.E5:.E11])" office:value-type="float" office:value="43.25" calcext:value-type="float">
            <text:p>43.25</text:p>
          </table:table-cell>
          <table:table-cell table:style-name="ce6" office:value-type="string" calcext:value-type="string">
            <text:p>Total</text:p>
          </table:table-cell>
          <table:table-cell table:style-name="ce1" table:formula="of:=SUM([.G5:.G11])" office:value-type="float" office:value="43.25" calcext:value-type="float">
            <text:p>43.2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Yaxis-Belt-Nema2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-Beam Linear Rail – 500mm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[.C17]*[.F17]" office:value-type="float" office:value="12.5" calcext:value-type="float">
            <text:p>12.5</text:p>
          </table:table-cell>
          <table:table-cell office:value-type="string" calcext:value-type="string">
            <text:p><text:a xlink:href="http://ooznest.co.uk/V-Slot/C-Beam/C-Beam-500mm" xlink:type="simple">http://ooznest.co.uk/V-Slot/C-Beam/C-Beam-500mm</text:a></text:p>
          </table:table-cell>
        </table:table-row>
        <table:table-row table:style-name="ro2">
          <table:table-cell/>
          <table:table-cell office:value-type="string" calcext:value-type="string">
            <text:p>Idler Pulley Plate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formula="of:=[.C18]*[.F18]" office:value-type="float" office:value="6.5" calcext:value-type="float">
            <text:p>6.5</text:p>
          </table:table-cell>
          <table:table-cell office:value-type="string" calcext:value-type="string">
            <text:p><text:a xlink:href="http://ooznest.co.uk/V-Slot/Mounts/Idler-Pulley-Plate" xlink:type="simple">http://ooznest.co.uk/V-Slot/Mounts/Idler-Pulley-Plate</text:a></text:p>
          </table:table-cell>
        </table:table-row>
        <table:table-row table:style-name="ro2">
          <table:table-cell/>
          <table:table-cell office:value-type="string" calcext:value-type="string">
            <text:p>Smooth Idler Pull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9]*[.F19]" office:value-type="float" office:value="4" calcext:value-type="float">
            <text:p>4</text:p>
          </table:table-cell>
          <table:table-cell office:value-type="string" calcext:value-type="string">
            <text:p><text:a xlink:href="http://ooznest.co.uk/V-Slot/Wheels/Smooth-Idler-Pulley" xlink:type="simple">http://ooznest.co.uk/V-Slot/Wheels/Smooth-Idler-Pulley</text:a></text:p>
          </table:table-cell>
        </table:table-row>
        <table:table-row table:style-name="ro2">
          <table:table-cell/>
          <table:table-cell office:value-type="string" calcext:value-type="string">
            <text:p>NEMA23 Threaded Rod Mount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[.C20]*[.F20]" office:value-type="float" office:value="7.5" calcext:value-type="float">
            <text:p>7.5</text:p>
          </table:table-cell>
          <table:table-cell office:value-type="string" calcext:value-type="string">
            <text:p><text:a xlink:href="http://ooznest.co.uk/V-Slot/Mounts/NEMA23-Threaded-Rod-Mount" xlink:type="simple">http://ooznest.co.uk/V-Slot/Mounts/NEMA23-Threaded-Rod-Mount</text:a></text:p>
          </table:table-cell>
        </table:table-row>
        <table:table-row table:style-name="ro2">
          <table:table-cell/>
          <table:table-cell office:value-type="string" calcext:value-type="string">
            <text:p>NEMA 23 High Torque Stepper Moto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1]*[.F21]" office:value-type="float" office:value="23" calcext:value-type="float">
            <text:p>23</text:p>
          </table:table-cell>
          <table:table-cell office:value-type="string" calcext:value-type="string">
            <text:p><text:a xlink:href="http://ooznest.co.uk/3D-Printer-Electronic-Parts/Motors/NEMA-23-Stepper-Motor" xlink:type="simple">http://ooznest.co.uk/3D-Printer-Electronic-Parts/Motors/NEMA-23-Stepper-Motor</text:a></text:p>
          </table:table-cell>
        </table:table-row>
        <table:table-row table:style-name="ro2">
          <table:table-cell/>
          <table:table-cell office:value-type="string" calcext:value-type="string">
            <text:p>GT3 20 teeth 6.35mm bo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2]*[.F22]" office:value-type="float" office:value="6" calcext:value-type="float">
            <text:p>6</text:p>
          </table:table-cell>
          <table:table-cell office:value-type="string" calcext:value-type="string">
            <text:p><text:a xlink:href="http://ooznest.co.uk/GT3%20Pulley?search=pulley" xlink:type="simple">http://ooznest.co.uk/GT3%20Pulley?search=pulley</text:a></text:p>
          </table:table-cell>
        </table:table-row>
        <table:table-row table:style-name="ro2">
          <table:table-cell/>
          <table:table-cell office:value-type="string" calcext:value-type="string">
            <text:p>Timing Belt Crimp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formula="of:=[.C23]*[.D23]"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[.C23]*[.F23]" office:value-type="float" office:value="1.8" calcext:value-type="float">
            <text:p>1.8</text:p>
          </table:table-cell>
          <table:table-cell office:value-type="string" calcext:value-type="string">
            <text:p><text:a xlink:href="http://ooznest.co.uk/Timing-Belt-Crimp?search=pulley" xlink:type="simple">http://ooznest.co.uk/Timing-Belt-Crimp?search=pulley</text:a></text:p>
          </table:table-cell>
        </table:table-row>
        <table:table-row table:style-name="ro1">
          <table:table-cell/>
          <table:table-cell office:value-type="string" calcext:value-type="string">
            <text:p>Aluminium Spacers 3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 Profile M5 Bolts 8m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 Profile M5 Bolts 15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 Profile M5 Bolts 25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rop In Tee Nuts M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cision Shi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yloc Nut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formula="of:=SUM([.E17:.E30])" office:value-type="float" office:value="61.3" calcext:value-type="float">
            <text:p>61.3</text:p>
          </table:table-cell>
          <table:table-cell table:style-name="ce6" office:value-type="string" calcext:value-type="string">
            <text:p>Total</text:p>
          </table:table-cell>
          <table:table-cell table:style-name="ce1" table:formula="of:=SUM([.G17:.G30])" office:value-type="float" office:value="61.3" calcext:value-type="float">
            <text:p>61.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Zaxis-Thread-Nema2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-Beam Linear Rail – 500mm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[.C34]*[.D34]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[.C34]*[.F34]" office:value-type="float" office:value="12.5" calcext:value-type="float">
            <text:p>12.5</text:p>
          </table:table-cell>
          <table:table-cell office:value-type="string" calcext:value-type="string">
            <text:p><text:a xlink:href="http://ooznest.co.uk/V-Slot/C-Beam/C-Beam-500mm" xlink:type="simple">http://ooznest.co.uk/V-Slot/C-Beam/C-Beam-500mm</text:a></text:p>
          </table:table-cell>
        </table:table-row>
        <table:table-row table:style-name="ro2">
          <table:table-cell/>
          <table:table-cell office:value-type="string" calcext:value-type="string">
            <text:p>C-Beam End Mount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formula="of:=[.C35]*[.D35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35]*[.F35]" office:value-type="float" office:value="19" calcext:value-type="float">
            <text:p>19</text:p>
          </table:table-cell>
          <table:table-cell office:value-type="string" calcext:value-type="string">
            <text:p><text:a xlink:href="http://ooznest.co.uk/V-Slot/Mounts/C-Beam-End-Mount" xlink:type="simple">http://ooznest.co.uk/V-Slot/Mounts/C-Beam-End-Mount</text:a></text:p>
          </table:table-cell>
        </table:table-row>
        <table:table-row table:style-name="ro2">
          <table:table-cell/>
          <table:table-cell office:value-type="string" calcext:value-type="string">
            <text:p>ACME 8mm Lead Screw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36]*[.D36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36]*[.F36]" office:value-type="float" office:value="18" calcext:value-type="float">
            <text:p>18</text:p>
          </table:table-cell>
          <table:table-cell office:value-type="string" calcext:value-type="string">
            <text:p><text:a xlink:href="http://ooznest.co.uk/V-Slot/V-Slot-Hardware/ACME-8mm-Lead-Screw" xlink:type="simple">http://ooznest.co.uk/V-Slot/V-Slot-Hardware/ACME-8mm-Lead-Screw</text:a></text:p>
          </table:table-cell>
        </table:table-row>
        <table:table-row table:style-name="ro2">
          <table:table-cell/>
          <table:table-cell office:value-type="string" calcext:value-type="string">
            <text:p>Miniature Metal Shielded 688ZZ Bear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7]*[.D3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37]*[.F37]" office:value-type="float" office:value="2" calcext:value-type="float">
            <text:p>2</text:p>
          </table:table-cell>
          <table:table-cell office:value-type="string" calcext:value-type="string">
            <text:p><text:a xlink:href="http://ooznest.co.uk/3D-Printer-Mechanical-Parts/Bearings/Miniature-Metal-Shielded-688ZZ-Bearings" xlink:type="simple">http://ooznest.co.uk/3D-Printer-Mechanical-Parts/Bearings/Miniature-Metal-Shielded-688ZZ-Bearings</text:a></text:p>
          </table:table-cell>
        </table:table-row>
        <table:table-row table:style-name="ro2">
          <table:table-cell/>
          <table:table-cell office:value-type="string" calcext:value-type="string">
            <text:p>Lock Collar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C38]*[.D3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38]*[.F38]" office:value-type="float" office:value="3" calcext:value-type="float">
            <text:p>3</text:p>
          </table:table-cell>
          <table:table-cell office:value-type="string" calcext:value-type="string">
            <text:p><text:a xlink:href="http://ooznest.co.uk/Lock-Collars?search=collar" xlink:type="simple">http://ooznest.co.uk/Lock-Collars?search=collar</text:a></text:p>
          </table:table-cell>
        </table:table-row>
        <table:table-row table:style-name="ro2">
          <table:table-cell/>
          <table:table-cell office:value-type="string" calcext:value-type="string">
            <text:p>8mm Shim Spacer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C39]*[.D39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39]*[.F39]" office:value-type="float" office:value="3" calcext:value-type="float">
            <text:p>3</text:p>
          </table:table-cell>
          <table:table-cell office:value-type="string" calcext:value-type="string">
            <text:p><text:a xlink:href="http://ooznest.co.uk/8mm-Shim-Spacer?search=shim" xlink:type="simple">http://ooznest.co.uk/8mm-Shim-Spacer?search=shim</text:a></text:p>
          </table:table-cell>
        </table:table-row>
        <table:table-row table:style-name="ro2">
          <table:table-cell/>
          <table:table-cell office:value-type="string" calcext:value-type="string">
            <text:p>NEMA 23 High Torque Stepper Moto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40]*[.D40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40]*[.F40]" office:value-type="float" office:value="23" calcext:value-type="float">
            <text:p>23</text:p>
          </table:table-cell>
          <table:table-cell office:value-type="string" calcext:value-type="string">
            <text:p><text:a xlink:href="http://ooznest.co.uk/3D-Printer-Electronic-Parts/Motors/NEMA-23-Stepper-Motor" xlink:type="simple">http://ooznest.co.uk/3D-Printer-Electronic-Parts/Motors/NEMA-23-Stepper-Motor</text:a></text:p>
          </table:table-cell>
        </table:table-row>
        <table:table-row table:style-name="ro2">
          <table:table-cell/>
          <table:table-cell office:value-type="string" calcext:value-type="string">
            <text:p>Flexible Motor Shaft Coupler 6.35mm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table:formula="of:=[.C41]*[.D41]"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table:formula="of:=[.C41]*[.F41]" office:value-type="float" office:value="3.25" calcext:value-type="float">
            <text:p>3.25</text:p>
          </table:table-cell>
          <table:table-cell office:value-type="string" calcext:value-type="string">
            <text:p><text:a xlink:href="http://ooznest.co.uk/Flexible-Motor-Shaft-Coupler?search=coupler" xlink:type="simple">http://ooznest.co.uk/Flexible-Motor-Shaft-Coupler?search=coupler</text:a></text:p>
          </table:table-cell>
        </table:table-row>
        <table:table-row table:style-name="ro2">
          <table:table-cell/>
          <table:table-cell office:value-type="string" calcext:value-type="string">
            <text:p>Aluminium Spacers 40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2]*[.D4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42]*[.F42]" office:value-type="float" office:value="2" calcext:value-type="float">
            <text:p>2</text:p>
          </table:table-cell>
          <table:table-cell office:value-type="string" calcext:value-type="string">
            <text:p><text:a xlink:href="http://ooznest.co.uk/V-Slot/Shims-Spacers/Aluminium-Spacer" xlink:type="simple">http://ooznest.co.uk/V-Slot/Shims-Spacers/Aluminium-Spacer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Low Profile M5 Bolts 55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w Profile M5 Bolts 20mm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formula="of:=SUM([.E33:.E44])" office:value-type="float" office:value="85.75" calcext:value-type="float">
            <text:p>85.75</text:p>
          </table:table-cell>
          <table:table-cell table:style-name="ce6" office:value-type="string" calcext:value-type="string">
            <text:p>Total</text:p>
          </table:table-cell>
          <table:table-cell table:style-name="ce1" table:formula="of:=SUM([.G33:.G44])" office:value-type="float" office:value="85.75" calcext:value-type="float">
            <text:p>85.75</text:p>
          </table:table-cell>
          <table:table-cell/>
        </table:table-row>
        <table:table-row table:style-name="ro1">
          <table:table-cell table:number-columns-repeated="4"/>
          <table:table-cell table:style-name="ce1" table:formula="of:=[.E45]*2" office:value-type="float" office:value="171.5" calcext:value-type="float">
            <text:p>171.5</text:p>
          </table:table-cell>
          <table:table-cell table:style-name="ce6" office:value-type="string" calcext:value-type="string">
            <text:p>Total</text:p>
          </table:table-cell>
          <table:table-cell table:style-name="ce1" table:formula="of:=[.G45]*2" office:value-type="float" office:value="171.5" calcext:value-type="float">
            <text:p>171.5</text:p>
          </table:table-cell>
          <table:table-cell office:value-type="string" calcext:value-type="string">
            <text:p>+ 2nd Z Axi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Xcarriage-Head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V-Slot Gantry Plate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formula="of:=[.C49]*[.D49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49]*[.F49]" office:value-type="float" office:value="23" calcext:value-type="float">
            <text:p>23</text:p>
          </table:table-cell>
          <table:table-cell office:value-type="string" calcext:value-type="string">
            <text:p><text:a xlink:href="http://ooznest.co.uk/V-Slot/Gantry-Plates/V-Slot-Gantry-Plate" xlink:type="simple">http://ooznest.co.uk/V-Slot/Gantry-Plates/V-Slot-Gantry-Plate</text:a></text:p>
          </table:table-cell>
        </table:table-row>
        <table:table-row table:style-name="ro2">
          <table:table-cell/>
          <table:table-cell office:value-type="string" calcext:value-type="string">
            <text:p>Solid V Xtreme Wheel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table:formula="of:=[.C50]*[.D50]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[.C50]*[.F50]" office:value-type="float" office:value="44" calcext:value-type="float">
            <text:p>44</text:p>
          </table:table-cell>
          <table:table-cell office:value-type="string" calcext:value-type="string">
            <text:p><text:a xlink:href="http://ooznest.co.uk/V-Slot/Wheels/Solid-V-Xtreme-Wheel" xlink:type="simple">http://ooznest.co.uk/V-Slot/Wheels/Solid-V-Xtreme-Wheel</text:a></text:p>
          </table:table-cell>
        </table:table-row>
        <table:table-row table:style-name="ro2">
          <table:table-cell/>
          <table:table-cell table:style-name="ce3" office:value-type="string" calcext:value-type="string">
            <text:p>V-Slot Linear Rail – 20x20x500mm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[.C51]*[.D51]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[.C51]*[.F51]" office:value-type="float" office:value="4.5" calcext:value-type="float">
            <text:p>4.5</text:p>
          </table:table-cell>
          <table:table-cell office:value-type="string" calcext:value-type="string">
            <text:p><text:a xlink:href="http://ooznest.co.uk/V-Slot/Linear-Rails/V-Slot-Linear-Rail-500x20x20mm" xlink:type="simple">http://ooznest.co.uk/V-Slot/Linear-Rails/V-Slot-Linear-Rail-500x20x20mm</text:a></text:p>
          </table:table-cell>
        </table:table-row>
        <table:table-row table:style-name="ro2">
          <table:table-cell/>
          <table:table-cell office:value-type="string" calcext:value-type="string">
            <text:p>Eccentric Spacer 6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52]*[.D52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52]*[.F52]" office:value-type="float" office:value="8" calcext:value-type="float">
            <text:p>8</text:p>
          </table:table-cell>
          <table:table-cell office:value-type="string" calcext:value-type="string">
            <text:p><text:a xlink:href="http://ooznest.co.uk/V-Slot/Shims-Spacers/Eccentric-Spacer" xlink:type="simple">http://ooznest.co.uk/V-Slot/Shims-Spacers/Eccentric-Spacer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Low Profile M5 Bolts 15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ow Profile M5 Bolts 20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ow Profile M5 Bolts 55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yloc Nu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uminium Spacers 6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uminium Spacers 9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cision Shim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  <table:table-cell table:style-name="ce1" table:formula="of:=SUM([.E48:.E59])" office:value-type="float" office:value="79.5" calcext:value-type="float">
            <text:p>79.5</text:p>
          </table:table-cell>
          <table:table-cell table:style-name="ce6" office:value-type="string" calcext:value-type="string">
            <text:p>Total</text:p>
          </table:table-cell>
          <table:table-cell table:style-name="ce1" table:formula="of:=SUM([.G48:.G59])" office:value-type="float" office:value="79.5" calcext:value-type="float">
            <text:p>79.5</text:p>
          </table:table-cell>
          <table:table-cell/>
        </table:table-row>
        <table:table-row table:style-name="ro1" table:number-rows-repeated="2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Xaxis-Belt-Nema2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-Beam Linear Rail – 500mm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formula="of:=[.C64]*[.D64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64]*[.F64]" office:value-type="float" office:value="25" calcext:value-type="float">
            <text:p>25</text:p>
          </table:table-cell>
          <table:table-cell office:value-type="string" calcext:value-type="string">
            <text:p><text:a xlink:href="http://ooznest.co.uk/V-Slot/C-Beam/C-Beam-500mm" xlink:type="simple">http://ooznest.co.uk/V-Slot/C-Beam/C-Beam-500mm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TODO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ainFram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-Beam Linear Rail – 500mm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formula="of:=[.C69]*[.D69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69]*[.F69]" office:value-type="float" office:value="25" calcext:value-type="float">
            <text:p>25</text:p>
          </table:table-cell>
          <table:table-cell office:value-type="string" calcext:value-type="string">
            <text:p><text:a xlink:href="http://ooznest.co.uk/V-Slot/C-Beam/C-Beam-500mm" xlink:type="simple">http://ooznest.co.uk/V-Slot/C-Beam/C-Beam-500mm</text:a></text:p>
          </table:table-cell>
        </table:table-row>
        <table:table-row table:style-name="ro2">
          <table:table-cell/>
          <table:table-cell office:value-type="string" calcext:value-type="string">
            <text:p>90 Degree Cast Corner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[.C70]*[.D70]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C70]*[.F70]" office:value-type="float" office:value="12" calcext:value-type="float">
            <text:p>12</text:p>
          </table:table-cell>
          <table:table-cell office:value-type="string" calcext:value-type="string">
            <text:p><text:a xlink:href="http://ooznest.co.uk/V-Slot/Brackets/90-Degree-Cast-Corner" xlink:type="simple">http://ooznest.co.uk/V-Slot/Brackets/90-Degree-Cast-Corner</text:a></text:p>
          </table:table-cell>
        </table:table-row>
        <table:table-row table:style-name="ro2">
          <table:table-cell/>
          <table:table-cell office:value-type="string" calcext:value-type="string">
            <text:p>Universal L Bracket Tripple</text:p>
          </table:table-cell>
          <table:table-cell office:value-type="float" office:value="1.65" calcext:value-type="float">
            <text:p>1.65</text:p>
          </table:table-cell>
          <table:table-cell office:value-type="float" office:value="4" calcext:value-type="float">
            <text:p>4</text:p>
          </table:table-cell>
          <table:table-cell table:formula="of:=[.C71]*[.D71]"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table:formula="of:=[.C71]*[.F71]" office:value-type="float" office:value="6.6" calcext:value-type="float">
            <text:p>6.6</text:p>
          </table:table-cell>
          <table:table-cell office:value-type="string" calcext:value-type="string">
            <text:p><text:a xlink:href="http://ooznest.co.uk/V-Slot/Brackets/Universal-L-Brackets" xlink:type="simple">http://ooznest.co.uk/V-Slot/Brackets/Universal-L-Brackets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Drop In Tee Nuts M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ow Profile M5 Bolts 8mm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formula="of:=SUM([.E69:.E73])" office:value-type="float" office:value="43.6" calcext:value-type="float">
            <text:p>43.6</text:p>
          </table:table-cell>
          <table:table-cell table:style-name="ce6" office:value-type="string" calcext:value-type="string">
            <text:p>Total</text:p>
          </table:table-cell>
          <table:table-cell table:style-name="ce1" table:formula="of:=SUM([.G69:.G73])" office:value-type="float" office:value="43.6" calcext:value-type="float">
            <text:p>43.6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 (inc Vat)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(inc Vat)</text:p>
          </table:table-cell>
          <table:table-cell table:style-name="ce1" office:value-type="string" calcext:value-type="string">
            <text:p>Pack Qty</text:p>
          </table:table-cell>
          <table:table-cell table:style-name="ce1" office:value-type="string" calcext:value-type="string">
            <text:p>Number Use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hared Pack Items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Low Profile M5 Bolts 8mm 25 Pa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81]*[.C81]" office:value-type="float" office:value="10" calcext:value-type="float">
            <text:p>10</text:p>
          </table:table-cell>
          <table:table-cell table:formula="of:=[.D81]*25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ooznest.co.uk/V-Slot/Bolts/Low-Profile-M5-Bolts" xlink:type="simple">http://ooznest.co.uk/V-Slot/Bolts/Low-Profile-M5-Bolts</text:a></text:p>
          </table:table-cell>
        </table:table-row>
        <table:table-row table:style-name="ro2">
          <table:table-cell/>
          <table:table-cell office:value-type="string" calcext:value-type="string">
            <text:p>Low Profile M5 Bolts 15mm 25 Pack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formula="of:=[.D82]*[.C82]" office:value-type="float" office:value="5.5" calcext:value-type="float">
            <text:p>5.5</text:p>
          </table:table-cell>
          <table:table-cell table:formula="of:=[.D82]*2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ooznest.co.uk/V-Slot/Bolts/Low-Profile-M5-Bolts" xlink:type="simple">http://ooznest.co.uk/V-Slot/Bolts/Low-Profile-M5-Bolts</text:a></text:p>
          </table:table-cell>
        </table:table-row>
        <table:table-row table:style-name="ro2">
          <table:table-cell/>
          <table:table-cell table:style-name="ce3" office:value-type="string" calcext:value-type="string">
            <text:p>Low Profile M5 Bolts 20mm 25 Pack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table:formula="of:=[.D83]*[.C83]" office:value-type="float" office:value="5.6" calcext:value-type="float">
            <text:p>5.6</text:p>
          </table:table-cell>
          <table:table-cell table:formula="of:=[.D83]*25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ooznest.co.uk/V-Slot/Bolts/Low-Profile-M5-Bolts" xlink:type="simple">http://ooznest.co.uk/V-Slot/Bolts/Low-Profile-M5-Bolts</text:a></text:p>
          </table:table-cell>
        </table:table-row>
        <table:table-row table:style-name="ro2">
          <table:table-cell/>
          <table:table-cell table:style-name="ce3" office:value-type="string" calcext:value-type="string">
            <text:p>Low Profile M5 Bolts 25mm 25 Pack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table:formula="of:=[.D84]*[.C84]" office:value-type="float" office:value="5.6" calcext:value-type="float">
            <text:p>5.6</text:p>
          </table:table-cell>
          <table:table-cell table:formula="of:=[.D84]*2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ooznest.co.uk/V-Slot/Bolts/Low-Profile-M5-Bolts" xlink:type="simple">http://ooznest.co.uk/V-Slot/Bolts/Low-Profile-M5-Bolts</text:a></text:p>
          </table:table-cell>
        </table:table-row>
        <table:table-row table:style-name="ro2">
          <table:table-cell/>
          <table:table-cell table:style-name="ce3" office:value-type="string" calcext:value-type="string">
            <text:p>Low Profile M5 Bolts 55mm 10 Pack</text:p>
          </table:table-cell>
          <table:table-cell office:value-type="float" office:value="3.85" calcext:value-type="float">
            <text:p>3.85</text:p>
          </table:table-cell>
          <table:table-cell office:value-type="float" office:value="1" calcext:value-type="float">
            <text:p>1</text:p>
          </table:table-cell>
          <table:table-cell table:formula="of:=[.D85]*[.C85]" office:value-type="float" office:value="3.85" calcext:value-type="float">
            <text:p>3.85</text:p>
          </table:table-cell>
          <table:table-cell table:formula="of:=[.D85]*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ooznest.co.uk/V-Slot/Bolts/Low-Profile-M5-Bolts" xlink:type="simple">http://ooznest.co.uk/V-Slot/Bolts/Low-Profile-M5-Bolts</text:a></text:p>
          </table:table-cell>
        </table:table-row>
        <table:table-row table:style-name="ro2">
          <table:table-cell/>
          <table:table-cell table:style-name="ce3" office:value-type="string" calcext:value-type="string">
            <text:p>Drop In Tee Nuts M5 5 Pack</text:p>
          </table:table-cell>
          <table:table-cell office:value-type="float" office:value="1.25" calcext:value-type="float">
            <text:p>1.25</text:p>
          </table:table-cell>
          <table:table-cell office:value-type="float" office:value="10" calcext:value-type="float">
            <text:p>10</text:p>
          </table:table-cell>
          <table:table-cell table:formula="of:=[.C86]*[.D86]" office:value-type="float" office:value="12.5" calcext:value-type="float">
            <text:p>12.5</text:p>
          </table:table-cell>
          <table:table-cell table:formula="of:=[.D86]*5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ooznest.co.uk/Drop-In-Tee-Nuts?search=nut" xlink:type="simple">http://ooznest.co.uk/Drop-In-Tee-Nuts?search=nut</text:a></text:p>
          </table:table-cell>
        </table:table-row>
        <table:table-row table:style-name="ro2">
          <table:table-cell/>
          <table:table-cell office:value-type="string" calcext:value-type="string">
            <text:p>Precision Shim - 10 Pack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formula="of:=[.C87]*[.D87]" office:value-type="float" office:value="5.2" calcext:value-type="float">
            <text:p>5.2</text:p>
          </table:table-cell>
          <table:table-cell table:formula="of:=[.D87]*10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ooznest.co.uk/V-Slot/Shims-Spacers/Precision-Shim" xlink:type="simple">http://ooznest.co.uk/V-Slot/Shims-Spacers/Precision-Shim</text:a></text:p>
          </table:table-cell>
        </table:table-row>
        <table:table-row table:style-name="ro2">
          <table:table-cell/>
          <table:table-cell office:value-type="string" calcext:value-type="string">
            <text:p>Self Tapping Screws - 10 Pack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formula="of:=[.C88]*[.D88]" office:value-type="float" office:value="2.4" calcext:value-type="float">
            <text:p>2.4</text:p>
          </table:table-cell>
          <table:table-cell table:formula="of:=[.D88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ooznest.co.uk/V-Slot/Bolts/Self-Tapping-Screws" xlink:type="simple">http://ooznest.co.uk/V-Slot/Bolts/Self-Tapping-Screws</text:a></text:p>
          </table:table-cell>
        </table:table-row>
        <table:table-row table:style-name="ro2">
          <table:table-cell/>
          <table:table-cell office:value-type="string" calcext:value-type="string">
            <text:p>Nyloc Nuts – 10 pack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C89]*[.D89]" office:value-type="float" office:value="0.75" calcext:value-type="float">
            <text:p>0.75</text:p>
          </table:table-cell>
          <table:table-cell table:formula="of:=[.D89]*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ooznest.co.uk/Nyloc-Nuts?search=nuts" xlink:type="simple">http://ooznest.co.uk/Nyloc-Nuts?search=nuts</text:a></text:p>
          </table:table-cell>
        </table:table-row>
        <table:table-row table:style-name="ro2">
          <table:table-cell/>
          <table:table-cell office:value-type="string" calcext:value-type="string">
            <text:p>Aluminium Spacers 3mm – 5 Pack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[.C90]*[.D90]" office:value-type="float" office:value="1.1" calcext:value-type="float">
            <text:p>1.1</text:p>
          </table:table-cell>
          <table:table-cell table:formula="of:=[.D90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ooznest.co.uk/V-Slot/Shims-Spacers/Aluminium-Spacer" xlink:type="simple">http://ooznest.co.uk/V-Slot/Shims-Spacers/Aluminium-Spacer</text:a></text:p>
          </table:table-cell>
        </table:table-row>
        <table:table-row table:style-name="ro2">
          <table:table-cell/>
          <table:table-cell office:value-type="string" calcext:value-type="string">
            <text:p>Aluminium Spacers 6mm – 5 Pack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C91]*[.D91]" office:value-type="float" office:value="2.8" calcext:value-type="float">
            <text:p>2.8</text:p>
          </table:table-cell>
          <table:table-cell table:formula="of:=[.D91]*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ooznest.co.uk/V-Slot/Shims-Spacers/Aluminium-Spacer" xlink:type="simple">http://ooznest.co.uk/V-Slot/Shims-Spacers/Aluminium-Spacer</text:a></text:p>
          </table:table-cell>
        </table:table-row>
        <table:table-row table:style-name="ro2">
          <table:table-cell/>
          <table:table-cell office:value-type="string" calcext:value-type="string">
            <text:p>Aluminium Spacers 9mm – 5 Pack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C92]*[.D92]" office:value-type="float" office:value="1.4" calcext:value-type="float">
            <text:p>1.4</text:p>
          </table:table-cell>
          <table:table-cell table:formula="of:=[.D92]*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ooznest.co.uk/V-Slot/Shims-Spacers/Aluminium-Spacer" xlink:type="simple">http://ooznest.co.uk/V-Slot/Shims-Spacers/Aluminium-Spacer</text:a></text:p>
          </table:table-cell>
        </table:table-row>
        <table:table-row table:style-name="ro2">
          <table:table-cell/>
          <table:table-cell office:value-type="string" calcext:value-type="string">
            <text:p>GT3 Open Timing Belt Per Met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93]*[.D93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<text:a xlink:href="http://ooznest.co.uk/GT3-Timing-Belt?search=pulley" xlink:type="simple">http://ooznest.co.uk/GT3-Timing-Belt?search=pulley</text:a></text:p>
          </table:table-cell>
        </table:table-row>
        <table:table-row table:style-name="ro1">
          <table:table-cell table:number-columns-repeated="4"/>
          <table:table-cell table:style-name="ce1" table:formula="of:=SUM([.E83:.E93])" office:value-type="float" office:value="59.2" calcext:value-type="float">
            <text:p>59.2</text:p>
          </table:table-cell>
          <table:table-cell table:style-name="ce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table:formula="of:=[.E13]+[.E31]+[.E46]+[.E60]+[.E74]+[.E94]" office:value-type="float" office:value="458.35" calcext:value-type="float">
            <text:p>458.35</text:p>
          </table:table-cell>
          <table:table-cell table:style-name="ce6" office:value-type="string" calcext:value-type="string">
            <text:p>Grand Total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Ox CNC Parts by comparis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X CNC Mechanical Kit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formula="of:=[.C103]*[.D103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MA 23 High Torque Stepper Motor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104]*[.D104]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V 360W Power Suppl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105]*[.D105]" office:value-type="float" office:value="25" calcext:value-type="float">
            <text:p>25</text:p>
          </table:table-cell>
          <table:table-cell table:style-name="ce7" office:value-type="string" calcext:value-type="string">
            <text:p><text:a xlink:href="http://ooznest.co.uk/3D-Printer-Electronic-Parts/Power-Supplies/24V-360W-Power-Supply" xlink:type="simple">http://ooznest.co.uk/3D-Printer-Electronic-Parts/Power-Supplies/24V-360W-Power-Supply</text:a>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103:.E105])"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D Printer Upgrade for Ox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ntiBacklash Nut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formula="of:=[.C109]*[.D109]" office:value-type="float" office:value="9.5" calcext:value-type="float">
            <text:p>9.5</text:p>
          </table:table-cell>
          <table:table-cell table:style-name="Default" office:value-type="string" calcext:value-type="string">
            <text:p><text:a xlink:href="http://ooznest.co.uk/V-Slot/Mounts/ACME-Anti-Backlash-Nut-Block" xlink:type="simple">http://ooznest.co.uk/V-Slot/Mounts/ACME-Anti-Backlash-Nut-Block</text:a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8 540mm threaded ro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10]*[.D110]" office:value-type="float" office:value="18" calcext:value-type="float">
            <text:p>18</text:p>
          </table:table-cell>
          <table:table-cell table:style-name="ce7" office:value-type="string" calcext:value-type="string">
            <text:p><text:a xlink:href="http://ooznest.co.uk/3D-Printer-Mechanical-Parts/Hardware/ACME-8mm-Lead-Screw" xlink:type="simple">http://ooznest.co.uk/3D-Printer-Mechanical-Parts/Hardware/ACME-8mm-Lead-Screw</text:a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20x60 Black Anodysed extrusion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formula="of:=[.C111]*[.D111]" office:value-type="float" office:value="8.5" calcext:value-type="float">
            <text:p>8.5</text:p>
          </table:table-cell>
          <table:table-cell table:style-name="ce7" office:value-type="string" calcext:value-type="string">
            <text:p><text:a xlink:href="http://ooznest.co.uk/V-Slot/Linear-Rails/V-Slot-Linear-Rail-Black-500x20x60mm" xlink:type="simple">http://ooznest.co.uk/V-Slot/Linear-Rails/V-Slot-Linear-Rail-Black-500x20x60mm</text:a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uminium PCB Heated Bed MK2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12]*[.D112]" office:value-type="float" office:value="18" calcext:value-type="float">
            <text:p>18</text:p>
          </table:table-cell>
          <table:table-cell table:style-name="ce7" office:value-type="string" calcext:value-type="string">
            <text:p><text:a xlink:href="http://ooznest.co.uk/3D-Printer-Electronic-Parts/Heated-Beds/Aluminium-PCB-Heated-Bed-MK2B" xlink:type="simple">http://ooznest.co.uk/3D-Printer-Electronic-Parts/Heated-Beds/Aluminium-PCB-Heated-Bed-MK2B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llDog XL Extrude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113]*[.D113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([.E109:.E113])" office:value-type="float" office:value="174" calcext:value-type="float">
            <text:p>174</text:p>
          </table:table-cell>
          <table:table-cell table:number-columns-repeated="3"/>
        </table:table-row>
        <table:table-row table:style-name="ro1" table:number-rows-repeated="10484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lectronics" table:style-name="ta1">
        <table:table-column table:style-name="co1" table:default-cell-style-name="Default"/>
        <table:table-column table:style-name="co8" table:default-cell-style-name="Default"/>
        <table:table-column table:style-name="co5" table:default-cell-style-name="ce5"/>
        <table:table-column table:style-name="co4" table:default-cell-style-name="ce5"/>
        <table:table-column table:style-name="co9" table:default-cell-style-name="ce5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 (inc Vat)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(inc Vat)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5 x AC400V 5 A 4 Pin 16mm Thread Aviation Circular Plug</text:p>
          </table:table-cell>
          <table:table-cell office:value-type="float" office:value="6.81" calcext:value-type="float">
            <text:p>6.81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6.81" calcext:value-type="float">
            <text:p>6.81</text:p>
          </table:table-cell>
          <table:table-cell office:value-type="string" calcext:value-type="string">
            <text:p><text:a xlink:href="http://www.amazon.co.uk/AC400V-Thread-Aviation-Circular-Connector/dp/B00KHRMCL6/ref=sr_1_2?ie=UTF8&amp;qid=1445962914&amp;sr=8-2&amp;keywords=aviation+plug" xlink:type="simple">http://www.amazon.co.uk/AC400V-Thread-Aviation-Circular-Connector/dp/B00KHRMCL6/ref=sr_1_2?ie=UTF8&amp;qid=1445962914&amp;sr=8-2&amp;keywords=aviation+plug</text:a>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 table:print="false">
        <table:table-column table:style-name="co10" table:default-cell-style-name="Default"/>
        <table:table-column table:style-name="co11" table:default-cell-style-name="ce13"/>
        <table:table-column table:style-name="co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3"/>
        <table:table-column table:style-name="co15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14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(£)</text:p>
          </table:table-cell>
          <table:table-cell table:style-name="ce1" office:value-type="string" calcext:value-type="string">
            <text:p>Total (£)</text:p>
          </table:table-cell>
          <table:table-cell table:style-name="ce14" office:value-type="string" calcext:value-type="string">
            <text:p>Link</text:p>
          </table:table-cell>
          <table:table-cell table:style-name="ce2" office:value-type="string" calcext:value-type="string">
            <text:p>Qty Need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Material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15" office:value-type="string" calcext:value-type="string">
            <text:p>Hobbarts 9mm Panel LaserPly 800x45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formula="of:=[Sheet1.C6]*[Sheet1.D6]" office:value-type="float" office:value="0" calcext:value-type="float">
            <text:p>0</text:p>
          </table:table-cell>
          <table:table-cell table:style-name="ce8" office:value-type="string" calcext:value-type="string">
            <text:p><text:a xlink:href="https://hobarts.com/sheet-materials/wood/wood:-laserply-birch-plywood_124_15_56/9mm-laser-grade-birch-plywood-p-392.html" xlink:type="simple">https://hobarts.com/sheet-materials/wood/wood:-laserply-birch-plywood_124_15_56/9mm-laser-grade-birch-plywood-p-392.html</text:a></text:p>
          </table:table-cell>
          <table:table-cell table:style-name="ce8" table:number-columns-repeated="1018"/>
        </table:table-row>
        <table:table-row table:style-name="ro2">
          <table:table-cell table:style-name="ce8"/>
          <table:table-cell table:style-name="ce15" office:value-type="string" calcext:value-type="string">
            <text:p>Black Acrylic Sheet 600 x 4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.15" calcext:value-type="float">
            <text:p>7.15</text:p>
          </table:table-cell>
          <table:table-cell table:style-name="ce24" table:formula="of:=[Sheet1.C7]*[Sheet1.D7]" office:value-type="float" office:value="0" calcext:value-type="float">
            <text:p>0</text:p>
          </table:table-cell>
          <table:table-cell table:style-name="ce15" office:value-type="string" calcext:value-type="string">
            <text:p><text:a xlink:href="https://hobarts.com/sheet-materials/acrylic/acrylic-sheet-solid-colours_124_7_4/3mm-black-cast-acrylic-p-906.html" xlink:type="simple">https://hobarts.com/sheet-materials/acrylic/acrylic-sheet-solid-colours_124_7_4/3mm-black-cast-acrylic-p-906.html</text:a></text:p>
          </table:table-cell>
          <table:table-cell table:style-name="ce8" table:number-columns-repeated="1018"/>
        </table:table-row>
        <table:table-row table:style-name="ro2">
          <table:table-cell table:style-name="ce8"/>
          <table:table-cell table:style-name="ce15" office:value-type="string" calcext:value-type="string">
            <text:p>GT2 Timing Belt – 2meters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.49" calcext:value-type="float">
            <text:p>4.49</text:p>
          </table:table-cell>
          <table:table-cell table:style-name="ce24" table:formula="of:=[Sheet1.C8]*[Sheet1.D8]" office:value-type="float" office:value="0" calcext:value-type="float">
            <text:p>0</text:p>
          </table:table-cell>
          <table:table-cell table:style-name="ce15" office:value-type="string" calcext:value-type="string">
            <text:p><text:a xlink:href="http://www.amazon.co.uk/Meters-Timing-Printing-Printer-Reprap/dp/B00WR9993Q/ref=sr_1_1?ie=UTF8&amp;qid=1433635067&amp;sr=8-1&amp;keywords=GT2+Timing+Belt" xlink:type="simple">http://www.amazon.co.uk/Meters-Timing-Printing-Printer-Reprap/dp/B00WR9993Q/ref=sr_1_1?ie=UTF8&amp;qid=1433635067&amp;sr=8-1&amp;keywords=GT2+Timing+Belt</text:a></text:p>
          </table:table-cell>
          <table:table-cell table:style-name="ce8"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9" office:value-type="string" calcext:value-type="string">
            <text:p>TODO check how much of the above is need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Electronics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calcext:value-type="string">
            <text:p>Arduino D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25" table:formula="of:=[Sheet1.C12]*[Sheet1.D12]" office:value-type="float" office:value="0" calcext:value-type="float">
            <text:p>0</text:p>
          </table:table-cell>
          <table:table-cell office:value-type="string" calcext:value-type="string">
            <text:p><text:a xlink:href="http://www.amazon.co.uk/367/dp/B00A6C3JN2/ref=sr_1_1?ie=UTF8&amp;qid=1433514653&amp;sr=8-1&amp;keywords=arduino+due" xlink:type="simple">http://www.amazon.co.uk/367/dp/B00A6C3JN2/ref=sr_1_1?ie=UTF8&amp;qid=1433514653&amp;sr=8-1&amp;keywords=arduino+due</text:a></text:p>
          </table:table-cell>
          <table:table-cell/>
          <table:table-cell office:value-type="string" calcext:value-type="string">
            <text:p>TODO replace this with custom board</text:p>
          </table:table-cell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>
            <text:p>TODO Stepper Controllers</text:p>
          </table:table-cell>
          <table:table-cell table:number-columns-repeated="2"/>
          <table:table-cell table:style-name="ce25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Stepper Motor Driver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table:style-name="ce25" table:formula="of:=[Sheet1.C14]*[Sheet1.D14]" office:value-type="float" office:value="0" calcext:value-type="float">
            <text:p>0</text:p>
          </table:table-cell>
          <table:table-cell office:value-type="string" calcext:value-type="string">
            <text:p><text:a xlink:href="https://www.sparkfun.com/products/12779" xlink:type="simple">https://www.sparkfun.com/products/12779</text:a></text:p>
          </table:table-cell>
          <table:table-cell/>
          <table:table-cell office:value-type="string" calcext:value-type="string">
            <text:p>TODO replace this with custom bo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S5048 Encoder</text:p>
          </table:table-cell>
          <table:table-cell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table:style-name="ce25" table:formula="of:=[Sheet1.C15]*[Sheet1.D15]" office:value-type="float" office:value="0" calcext:value-type="float">
            <text:p>0</text:p>
          </table:table-cell>
          <table:table-cell office:value-type="string" calcext:value-type="string">
            <text:p><text:a xlink:href="http://www.digikey.com/product-detail/en/AS5048B-HTSP-500/AS5048B-HTSP-500TR-ND/3188616" xlink:type="simple">http://www.digikey.com/product-detail/en/AS5048B-HTSP-500/AS5048B-HTSP-500TR-ND/3188616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gnet for Encoder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style-name="ce25" table:formula="of:=[Sheet1.C16]*[Sheet1.D16]" office:value-type="float" office:value="0" calcext:value-type="float">
            <text:p>0</text:p>
          </table:table-cell>
          <table:table-cell office:value-type="string" calcext:value-type="string">
            <text:p><text:a xlink:href="http://www.ams.com/eng/Products/Position-Sensors/Magnets/AS5000-MD6SH-1" xlink:type="simple">http://www.ams.com/eng/Products/Position-Sensors/Magnets/AS5000-MD6SH-1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Open Build Parts</text:p>
          </table:table-cell>
          <table:table-cell table:number-columns-repeated="2"/>
          <table:table-cell table:style-name="ce25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70mm x 165mm x 12mm Aluminium Plate</text:p>
          </table:table-cell>
          <table:table-cell office:value-type="float" office:value="0" calcext:value-type="float">
            <text:p>0</text:p>
          </table:table-cell>
          <table:table-cell office:value-type="float" office:value="19.15" calcext:value-type="float">
            <text:p>19.15</text:p>
          </table:table-cell>
          <table:table-cell table:style-name="ce25" table:formula="of:=[Sheet1.C19]*[Sheet1.D19]" office:value-type="float" office:value="0" calcext:value-type="float">
            <text:p>0</text:p>
          </table:table-cell>
          <table:table-cell office:value-type="string" calcext:value-type="string">
            <text:p><text:a xlink:href="http://www.ebay.co.uk/itm/270mm-x-165mm-x-12mm-Aluminium-Plate-Sheet-Grade-6082-T651-HE30/261885689580?_trksid=p2141725.c100338.m3726&amp;_trkparms=aid%3D222007%26algo%3DSIC.MBE%26ao%3D1%26asc%3D20141212152715%26meid%3D94a31ef6aa324412a77fd0a34419e4d6%26pid%3D100338%26rk%3D1%26rkt%3D30%26sd%3D261885703958" xlink:type="simple">http://www.ebay.co.uk/itm/270mm-x-165mm-x-12mm-Aluminium-Plate-Sheet-Grade-6082-T651-HE30/261885689580?_trksid=p2141725.c100338.m3726&amp;_trkparms=aid%3D222007%26algo%3DSIC.MBE%26ao%3D1%26asc%3D20141212152715%26meid%3D94a31ef6aa324412a77fd0a34419e4d6%26pid%3D100338%26rk%3D1%26rkt%3D30%26sd%3D261885703958</text:a></text:p>
          </table:table-cell>
          <table:table-cell/>
          <table:table-cell office:value-type="string" calcext:value-type="string">
            <text:p>This should cover the end plates for the C Beam, and leave 120 x 160 spar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treme mini Wheel Kit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table:style-name="ce25" table:formula="of:=[Sheet1.C20]*[Sheet1.D20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xtreme-mini-v-wheel-kit/?page_context=category&amp;faceted_search=0" xlink:type="simple">http://openbuildspartstore.com/xtreme-mini-v-wheel-kit/?page_context=category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lrin mini Wheel Kit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table:style-name="ce25" table:formula="of:=[Sheet1.C21]*[Sheet1.D21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delrin-mini-v-wheel-kit/?page_context=category&amp;faceted_search=0" xlink:type="simple">http://openbuildspartstore.com/delrin-mini-v-wheel-kit/?page_context=category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lack V-Slot Linear Rail 20x40 500mm</text:p>
          </table:table-cell>
          <table:table-cell office:value-type="float" office:value="1" calcext:value-type="float">
            <text:p>1</text:p>
          </table:table-cell>
          <table:table-cell office:value-type="float" office:value="4.66" calcext:value-type="float">
            <text:p>4.66</text:p>
          </table:table-cell>
          <table:table-cell table:style-name="ce25" table:formula="of:=[Sheet1.C22]*[Sheet1.D22]" office:value-type="float" office:value="4.66" calcext:value-type="float">
            <text:p>4.66</text:p>
          </table:table-cell>
          <table:table-cell office:value-type="string" calcext:value-type="string">
            <text:p><text:a xlink:href="http://openbuildspartstore.com/black-v-slot-linear-rail/?page_context=brand&amp;faceted_search=0" xlink:type="simple">http://openbuildspartstore.com/black-v-slot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lack V-Slot Linear Rail 20x60 500mm</text:p>
          </table:table-cell>
          <table:table-cell office:value-type="float" office:value="2" calcext:value-type="float">
            <text:p>2</text:p>
          </table:table-cell>
          <table:table-cell office:value-type="float" office:value="5.54" calcext:value-type="float">
            <text:p>5.54</text:p>
          </table:table-cell>
          <table:table-cell table:style-name="ce25" table:formula="of:=[Sheet1.C23]*[Sheet1.D23]" office:value-type="float" office:value="11.08" calcext:value-type="float">
            <text:p>11.08</text:p>
          </table:table-cell>
          <table:table-cell office:value-type="string" calcext:value-type="string">
            <text:p><text:a xlink:href="http://openbuildspartstore.com/black-v-slot-linear-rail/?page_context=brand&amp;faceted_search=0" xlink:type="simple">http://openbuildspartstore.com/black-v-slot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Linear Rail 250mm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table:style-name="ce25" table:formula="of:=[Sheet1.C24]*[Sheet1.D24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linear-rail/?page_context=brand&amp;faceted_search=0" xlink:type="simple">http://openbuildspartstore.com/c-beam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Linear Rail 500mm</text:p>
          </table:table-cell>
          <table:table-cell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table:style-name="ce25" table:formula="of:=[Sheet1.C25]*[Sheet1.D25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linear-rail/?page_context=brand&amp;faceted_search=0" xlink:type="simple">http://openbuildspartstore.com/c-beam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Gantry Plate</text:p>
          </table:table-cell>
          <table:table-cell office:value-type="float" office:value="0" calcext:value-type="float">
            <text:p>0</text:p>
          </table:table-cell>
          <table:table-cell office:value-type="float" office:value="6.13" calcext:value-type="float">
            <text:p>6.13</text:p>
          </table:table-cell>
          <table:table-cell table:style-name="ce25" table:formula="of:=[Sheet1.C26]*[Sheet1.D26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gantry-plate/?page_context=category&amp;faceted_search=0" xlink:type="simple">http://openbuildspartstore.com/c-beam-gantry-plate/?page_context=category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End Mount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style-name="ce25" table:formula="of:=[Sheet1.C27]*[Sheet1.D27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end-mount/?page_context=category&amp;faceted_search=0" xlink:type="simple">http://openbuildspartstore.com/c-beam-end-mount/?page_context=category&amp;faceted_search=0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5"/>
          <table:table-cell table:number-columns-repeated="1019"/>
        </table:table-row>
        <table:table-row table:style-name="ro2">
          <table:table-cell table:number-columns-repeated="4"/>
          <table:table-cell table:style-name="ce1" table:formula="of:=SUM([Sheet1.E4:.E28])" office:value-type="float" office:value="15.74" calcext:value-type="float">
            <text:p>15.74</text:p>
          </table:table-cell>
          <table:table-cell table:style-name="ce14" office:value-type="string" calcext:value-type="string">
            <text:p>Grand Total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/>
          <table:table-cell table:style-name="ce14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  <table:table-cell table:style-name="ce14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obot Digg</text:p>
          </table:table-cell>
          <table:table-cell table:number-columns-repeated="2"/>
          <table:table-cell table:style-name="ce1"/>
          <table:table-cell table:style-name="ce14"/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Anti-backlash Nut for Tr8*8 Leadscrew</text:p>
          </table:table-cell>
          <table:table-cell office:value-type="float" office:value="1" calcext:value-type="float">
            <text:p>1</text:p>
          </table:table-cell>
          <table:table-cell office:value-type="float" office:value="7.72" calcext:value-type="float">
            <text:p>7.72</text:p>
          </table:table-cell>
          <table:table-cell table:style-name="ce25" table:formula="of:=[Sheet1.C33]*[Sheet1.D33]" office:value-type="float" office:value="7.72" calcext:value-type="float">
            <text:p>7.72</text:p>
          </table:table-cell>
          <table:table-cell table:style-name="ce16" office:value-type="string" calcext:value-type="string">
            <text:p><text:a xlink:href="http://www.robotdigg.com/product/18/Anti-backlash-Nut-for-Tr8*8-Leadscrew" xlink:type="simple">http://www.robotdigg.com/product/18/Anti-backlash-Nut-for-Tr8*8-Leadscrew</text:a>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1"/>
          <table:table-cell table:style-name="ce14"/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ce1"/>
          <table:table-cell table:style-name="ce14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Bearings / Ro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near Rod M8mm x 600mm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formula="of:=[Sheet1.C41]*[Sheet1.D41]" office:value-type="float" office:value="0" calcext:value-type="float">
            <text:p>0</text:p>
          </table:table-cell>
          <table:table-cell office:value-type="string" calcext:value-type="string">
            <text:p><text:a xlink:href="http://www.amazon.co.uk/Stainless-Steel-Rod-Round-600mm/dp/B00C2PTPC0/ref=sr_1_1?ie=UTF8&amp;qid=1432321041&amp;sr=8-1&amp;keywords=rod+8+x+600mm" xlink:type="simple">http://www.amazon.co.uk/Stainless-Steel-Rod-Round-600mm/dp/B00C2PTPC0/ref=sr_1_1?ie=UTF8&amp;qid=1432321041&amp;sr=8-1&amp;keywords=rod+8+x+600mm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hreaded Rod M8mm x 500mm 2 pack</text:p>
          </table:table-cell>
          <table:table-cell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table:formula="of:=[Sheet1.C42]*[Sheet1.D42]" office:value-type="float" office:value="0" calcext:value-type="float">
            <text:p>0</text:p>
          </table:table-cell>
          <table:table-cell office:value-type="string" calcext:value-type="string">
            <text:p><text:a xlink:href="http://www.wickes.co.uk/Wickes-Threaded-Rod-M8x500mm-Pack-2/p/511122" xlink:type="simple">http://www.wickes.co.uk/Wickes-Threaded-Rod-M8x500mm-Pack-2/p/511122</text:a>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19" office:value-type="string" calcext:value-type="string">
            <text:p>Radial Ball Bearings 608ZZ Set of 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.39" calcext:value-type="float">
            <text:p>5.39</text:p>
          </table:table-cell>
          <table:table-cell table:style-name="ce25" table:formula="of:=[Sheet1.C43]*[Sheet1.D43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s://www.adafruit.com/products/1178" xlink:type="simple">https://www.adafruit.com/products/1178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Model used on Solidworks = ISO 108, 22mm outer diameter, 8mm inner diameter, 7mm thick</text:p>
          </table:table-cell>
          <table:table-cell table:style-name="ce9" table:number-columns-repeated="1016"/>
        </table:table-row>
        <table:table-row table:style-name="ro2">
          <table:table-cell table:style-name="ce9"/>
          <table:table-cell office:value-type="string" calcext:value-type="string">
            <text:p>Linear Bearing 8mm LM8UU x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.99" calcext:value-type="float">
            <text:p>6.99</text:p>
          </table:table-cell>
          <table:table-cell table:style-name="ce25" table:formula="of:=[Sheet1.C44]*[Sheet1.D44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://www.amazon.co.uk/gp/product/B009HW409O?psc=1&amp;redirect=true&amp;ref_=oh_aui_detailpage_o00_s00" xlink:type="simple">http://www.amazon.co.uk/gp/product/B009HW409O?psc=1&amp;redirect=true&amp;ref_=oh_aui_detailpage_o00_s00</text:a>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with Cheap chinese ones, some will be duds, adafruit provide best ones</text:p>
          </table:table-cell>
          <table:table-cell table:style-name="ce9" table:number-columns-repeated="1016"/>
        </table:table-row>
        <table:table-row table:style-name="ro2">
          <table:table-cell/>
          <table:table-cell office:value-type="string" calcext:value-type="string">
            <text:p>Linear Bearing 8mm LM8UU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formula="of:=[Sheet1.C45]*[Sheet1.D45]" office:value-type="float" office:value="0" calcext:value-type="float">
            <text:p>0</text:p>
          </table:table-cell>
          <table:table-cell office:value-type="string" calcext:value-type="string">
            <text:p><text:a xlink:href="https://www.adafruit.com/products/1181" xlink:type="simple">https://www.adafruit.com/products/1181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T2 Pulley 20tooth 8mm bore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formula="of:=[Sheet1.C46]*[Sheet1.D46]" office:value-type="float" office:value="0" calcext:value-type="float">
            <text:p>0</text:p>
          </table:table-cell>
          <table:table-cell office:value-type="string" calcext:value-type="string">
            <text:p><text:a xlink:href="http://www.robotdigg.com/product/23/GT2-Pulley-20-Teeth-8mm-Bore" xlink:type="simple">http://www.robotdigg.com/product/23/GT2-Pulley-20-Teeth-8mm-Bore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Motors</text:p>
          </table:table-cell>
          <table:table-cell table:number-columns-repeated="1022"/>
        </table:table-row>
        <table:table-row table:style-name="ro2">
          <table:table-cell table:style-name="ce9"/>
          <table:table-cell table:style-name="ce19" office:value-type="string" calcext:value-type="string">
            <text:p>Stepper Motor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.59" calcext:value-type="float">
            <text:p>11.59</text:p>
          </table:table-cell>
          <table:table-cell table:style-name="ce25" table:formula="of:=[Sheet1.C49]*[Sheet1.D49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s://www.sparkfun.com/products/9238" xlink:type="simple">https://www.sparkfun.com/products/9238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00 Steps NEMA-17</text:p>
          </table:table-cell>
          <table:table-cell table:style-name="ce9" table:number-columns-repeated="1016"/>
        </table:table-row>
        <table:table-row table:style-name="ro2">
          <table:table-cell table:style-name="ce9"/>
          <table:table-cell table:style-name="ce19" office:value-type="string" calcext:value-type="string">
            <text:p>Stepper Motor Mount / Screw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.94" calcext:value-type="float">
            <text:p>6.94</text:p>
          </table:table-cell>
          <table:table-cell table:style-name="ce25" table:formula="of:=[Sheet1.C50]*[Sheet1.D50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s://www.adafruit.com/products/1297" xlink:type="simple">https://www.adafruit.com/products/1297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17"/>
        </table:table-row>
        <table:table-row table:style-name="ro2">
          <table:table-cell table:style-name="ce9"/>
          <table:table-cell table:style-name="ce19" office:value-type="string" calcext:value-type="string">
            <text:p>Stepper Coupler 5mm – 8mm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.84" calcext:value-type="float">
            <text:p>3.84</text:p>
          </table:table-cell>
          <table:table-cell table:style-name="ce25" table:formula="of:=[Sheet1.C51]*[Sheet1.D51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s://www.adafruit.com/products/1176" xlink:type="simple">https://www.adafruit.com/products/1176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Screws / Nuts </text:p>
          </table:table-cell>
          <table:table-cell table:number-columns-repeated="5"/>
          <table:table-cell office:value-type="string" calcext:value-type="string">
            <text:p>Sourced from DBA Hardware / Bolt Base</text:p>
          </table:table-cell>
          <table:table-cell table:number-columns-repeated="1016"/>
        </table:table-row>
        <table:table-row table:style-name="ro2">
          <table:table-cell table:style-name="ce10"/>
          <table:table-cell table:style-name="ce20" office:value-type="string" calcext:value-type="string">
            <text:p>Socket Head Bolts – M3 x 40mm len x 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.16" calcext:value-type="float">
            <text:p>2.16</text:p>
          </table:table-cell>
          <table:table-cell table:style-name="ce24" table:formula="of:=[Sheet1.C54]*[Sheet1.D54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Bolt-Base-Stainless-Steel-Socket/dp/B00B3RLEHM/ref=sr_1_12?ie=UTF8&amp;qid=1433518116&amp;sr=8-12&amp;keywords=M3+40mm+bolt" xlink:type="simple">http://www.amazon.co.uk/Bolt-Base-Stainless-Steel-Socket/dp/B00B3RLEHM/ref=sr_1_12?ie=UTF8&amp;qid=1433518116&amp;sr=8-12&amp;keywords=M3+40mm+bolt</text:a>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1017"/>
        </table:table-row>
        <table:table-row table:style-name="ro2">
          <table:table-cell table:style-name="ce10"/>
          <table:table-cell table:style-name="ce20" office:value-type="string" calcext:value-type="string">
            <text:p>Socket Head Bolts – M3 x 20mm len x 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32" calcext:value-type="float">
            <text:p>0.32</text:p>
          </table:table-cell>
          <table:table-cell table:style-name="ce24" table:formula="of:=[Sheet1.C55]*[Sheet1.D55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Socket-Bolts-Stainless-Screws-Delivery/dp/B00A6YUCQC/ref=sr_1_fkmr3_1?ie=UTF8&amp;qid=1433527461&amp;sr=8-1-fkmr3&amp;keywords=M3+15mm+bolt+DBA+hardware" xlink:type="simple">http://www.amazon.co.uk/Socket-Bolts-Stainless-Screws-Delivery/dp/B00A6YUCQC/ref=sr_1_fkmr3_1?ie=UTF8&amp;qid=1433527461&amp;sr=8-1-fkmr3&amp;keywords=M3+15mm+bolt+DBA+hardware</text:a>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1017"/>
        </table:table-row>
        <table:table-row table:style-name="ro2">
          <table:table-cell table:style-name="ce10"/>
          <table:table-cell table:style-name="ce20" office:value-type="string" calcext:value-type="string">
            <text:p>Socket Head Bolts – M3 x 8mm len x 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.93" calcext:value-type="float">
            <text:p>1.93</text:p>
          </table:table-cell>
          <table:table-cell table:style-name="ce24" table:formula="of:=[Sheet1.C56]*[Sheet1.D56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Tensile-Button-Setscrew-Socket-Screws/dp/B00HUVT3SM/ref=sr_1_8?ie=UTF8&amp;qid=1433535555&amp;sr=8-8&amp;keywords=M3+socket+DBA+Hardware" xlink:type="simple">http://www.amazon.co.uk/Tensile-Button-Setscrew-Socket-Screws/dp/B00HUVT3SM/ref=sr_1_8?ie=UTF8&amp;qid=1433535555&amp;sr=8-8&amp;keywords=M3+socket+DBA+Hardware</text:a>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1017"/>
        </table:table-row>
        <table:table-row table:style-name="ro2">
          <table:table-cell table:style-name="ce10"/>
          <table:table-cell table:style-name="ce20" office:value-type="string" calcext:value-type="string">
            <text:p>LockNuts – M3 x 5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.99" calcext:value-type="float">
            <text:p>1.99</text:p>
          </table:table-cell>
          <table:table-cell table:style-name="ce24" table:formula="of:=[Sheet1.C57]*[Sheet1.D57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Nyloc-Nylon-Insert-Stainless-Delivery/dp/B00A6ED8MM/ref=sr_1_sc_1?ie=UTF8&amp;qid=1433518303&amp;sr=8-1-spell&amp;keywords=Locknuts+M3+DBA+Hardware" xlink:type="simple">http://www.amazon.co.uk/Nyloc-Nylon-Insert-Stainless-Delivery/dp/B00A6ED8MM/ref=sr_1_sc_1?ie=UTF8&amp;qid=1433518303&amp;sr=8-1-spell&amp;keywords=Locknuts+M3+DBA+Hardware</text:a></text:p>
          </table:table-cell>
          <table:table-cell table:style-name="ce8" office:value-type="float" office:value="30" calcext:value-type="float">
            <text:p>30</text:p>
          </table:table-cell>
          <table:table-cell table:style-name="ce10" table:number-columns-repeated="1017"/>
        </table:table-row>
        <table:table-row table:style-name="ro2">
          <table:table-cell table:style-name="ce10"/>
          <table:table-cell table:style-name="ce20" office:value-type="string" calcext:value-type="string">
            <text:p>Washers – M3 x 7mm dia x 5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.68" calcext:value-type="float">
            <text:p>1.68</text:p>
          </table:table-cell>
          <table:table-cell table:style-name="ce24" table:formula="of:=[Sheet1.C58]*[Sheet1.D58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Washer-3-2mm-Stainless-Washers-Delivery/dp/B00A6PGHC4/ref=sr_1_3?ie=UTF8&amp;qid=1433518369&amp;sr=8-3&amp;keywords=washers+M3+DBA+Hardware" xlink:type="simple">http://www.amazon.co.uk/Washer-3-2mm-Stainless-Washers-Delivery/dp/B00A6PGHC4/ref=sr_1_3?ie=UTF8&amp;qid=1433518369&amp;sr=8-3&amp;keywords=washers+M3+DBA+Hardware</text:a></text:p>
          </table:table-cell>
          <table:table-cell table:style-name="ce10" office:value-type="float" office:value="60" calcext:value-type="float">
            <text:p>60</text:p>
          </table:table-cell>
          <table:table-cell table:style-name="ce8" office:value-type="string" calcext:value-type="string">
            <text:p>In solidworks used ISO Washer 7092 SmallGrade</text:p>
          </table:table-cell>
          <table:table-cell table:style-name="ce10" table:number-columns-repeated="1016"/>
        </table:table-row>
        <table:table-row table:style-name="ro2">
          <table:table-cell table:style-name="ce10"/>
          <table:table-cell table:style-name="ce20" office:value-type="string" calcext:value-type="string">
            <text:p>Socket Head Bolts – M4 x 20mm len x 2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.62" calcext:value-type="float">
            <text:p>1.62</text:p>
          </table:table-cell>
          <table:table-cell table:style-name="ce24" table:formula="of:=[Sheet1.C59]*[Sheet1.D59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Button-Screws-Stainless-Socket-Delivery/dp/B00A7BUO1C/ref=sr_1_8?ie=UTF8&amp;qid=1433534992&amp;sr=8-8&amp;keywords=M4+socket+DBA+Hardware" xlink:type="simple">http://www.amazon.co.uk/Button-Screws-Stainless-Socket-Delivery/dp/B00A7BUO1C/ref=sr_1_8?ie=UTF8&amp;qid=1433534992&amp;sr=8-8&amp;keywords=M4+socket+DBA+Hardware</text:a></text:p>
          </table:table-cell>
          <table:table-cell table:style-name="ce10" office:value-type="float" office:value="4" calcext:value-type="float">
            <text:p>4</text:p>
          </table:table-cell>
          <table:table-cell table:style-name="ce8"/>
          <table:table-cell table:style-name="ce10" table:number-columns-repeated="1016"/>
        </table:table-row>
        <table:table-row table:style-name="ro2">
          <table:table-cell table:style-name="ce11"/>
          <table:table-cell table:style-name="ce21" office:value-type="string" calcext:value-type="string">
            <text:p>Washers – M4 x 9mm dia x 5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55" calcext:value-type="float">
            <text:p>1.55</text:p>
          </table:table-cell>
          <table:table-cell table:style-name="ce24" table:formula="of:=[Sheet1.C60]*[Sheet1.D60]" office:value-type="float" office:value="0" calcext:value-type="float">
            <text:p>0</text:p>
          </table:table-cell>
          <table:table-cell table:style-name="ce21" office:value-type="string" calcext:value-type="string">
            <text:p><text:a xlink:href="http://www.amazon.co.uk/Washer-4-3mm-Stainless-Washers-Delivery/dp/B00A6PILR8/ref=sr_1_2?ie=UTF8&amp;qid=1433535936&amp;sr=8-2&amp;keywords=M4+washer+DBA+Hardware" xlink:type="simple">http://www.amazon.co.uk/Washer-4-3mm-Stainless-Washers-Delivery/dp/B00A6PILR8/ref=sr_1_2?ie=UTF8&amp;qid=1433535936&amp;sr=8-2&amp;keywords=M4+washer+DBA+Hardware</text:a></text:p>
          </table:table-cell>
          <table:table-cell table:style-name="ce11" office:value-type="float" office:value="8" calcext:value-type="float">
            <text:p>8</text:p>
          </table:table-cell>
          <table:table-cell table:style-name="ce30"/>
          <table:table-cell table:style-name="ce11" table:number-columns-repeated="1016"/>
        </table:table-row>
        <table:table-row table:style-name="ro2">
          <table:table-cell table:style-name="ce11"/>
          <table:table-cell table:style-name="ce20" office:value-type="string" calcext:value-type="string">
            <text:p>Nuts – M4 x5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4" calcext:value-type="float">
            <text:p>1.4</text:p>
          </table:table-cell>
          <table:table-cell table:style-name="ce24" table:formula="of:=[Sheet1.C61]*[Sheet1.D61]" office:value-type="float" office:value="0" calcext:value-type="float">
            <text:p>0</text:p>
          </table:table-cell>
          <table:table-cell table:style-name="ce21" office:value-type="string" calcext:value-type="string">
            <text:p><text:a xlink:href="http://www.amazon.co.uk/Full-Stainless-Steel-Hexagon-Delivery/dp/B00A6G5H0G/ref=sr_1_4?ie=UTF8&amp;qid=1433536128&amp;sr=8-4&amp;keywords=M4+nuts+DBA+Hardware" xlink:type="simple">http://www.amazon.co.uk/Full-Stainless-Steel-Hexagon-Delivery/dp/B00A6G5H0G/ref=sr_1_4?ie=UTF8&amp;qid=1433536128&amp;sr=8-4&amp;keywords=M4+nuts+DBA+Hardware</text:a></text:p>
          </table:table-cell>
          <table:table-cell table:style-name="ce11" office:value-type="float" office:value="4" calcext:value-type="float">
            <text:p>4</text:p>
          </table:table-cell>
          <table:table-cell table:style-name="ce30"/>
          <table:table-cell table:style-name="ce11" table:number-columns-repeated="1016"/>
        </table:table-row>
        <table:table-row table:style-name="ro2">
          <table:table-cell table:style-name="ce12"/>
          <table:table-cell table:style-name="ce22" office:value-type="string" calcext:value-type="string">
            <text:p>Washers – M8 x 16dia x 5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.95" calcext:value-type="float">
            <text:p>1.95</text:p>
          </table:table-cell>
          <table:table-cell table:style-name="ce25" table:formula="of:=[Sheet1.C62]*[Sheet1.D62]" office:value-type="float" office:value="0" calcext:value-type="float">
            <text:p>0</text:p>
          </table:table-cell>
          <table:table-cell table:style-name="ce22" office:value-type="string" calcext:value-type="string">
            <text:p><text:a xlink:href="http://www.amazon.co.uk/Washer-8-4mm-Stainless-Washers-Delivery/dp/B00A6PS2QI/ref=sr_1_2?ie=UTF8&amp;qid=1433516514&amp;sr=8-2&amp;keywords=M8+washers+DBA+Hardware" xlink:type="simple">http://www.amazon.co.uk/Washer-8-4mm-Stainless-Washers-Delivery/dp/B00A6PS2QI/ref=sr_1_2?ie=UTF8&amp;qid=1433516514&amp;sr=8-2&amp;keywords=M8+washers+DBA+Hardware</text:a>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In solidworks used ISO Washer 7091 NormalGrade</text:p>
          </table:table-cell>
          <table:table-cell table:style-name="ce12" table:number-columns-repeated="1016"/>
        </table:table-row>
        <table:table-row table:style-name="ro2">
          <table:table-cell table:style-name="ce12"/>
          <table:table-cell table:style-name="ce22" office:value-type="string" calcext:value-type="string">
            <text:p>LockNuts – M8 x2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.2" calcext:value-type="float">
            <text:p>2.2</text:p>
          </table:table-cell>
          <table:table-cell table:style-name="ce25" table:formula="of:=[Sheet1.C63]*[Sheet1.D63]" office:value-type="float" office:value="0" calcext:value-type="float">
            <text:p>0</text:p>
          </table:table-cell>
          <table:table-cell table:style-name="ce22" office:value-type="string" calcext:value-type="string">
            <text:p><text:a xlink:href="http://www.amazon.co.uk/Nyloc-Nylon-Insert-Stainless-Delivery/dp/B00A6FI2GS/ref=sr_1_1?ie=UTF8&amp;qid=1433534673&amp;sr=8-1&amp;keywords=M8+nut+DBA+Hardware" xlink:type="simple">http://www.amazon.co.uk/Nyloc-Nylon-Insert-Stainless-Delivery/dp/B00A6FI2GS/ref=sr_1_1?ie=UTF8&amp;qid=1433534673&amp;sr=8-1&amp;keywords=M8+nut+DBA+Hardware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17"/>
        </table:table-row>
        <table:table-row table:style-name="ro2">
          <table:table-cell table:style-name="ce12"/>
          <table:table-cell table:style-name="ce22" office:value-type="string" calcext:value-type="string">
            <text:p>Nuts – M8 x2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.85" calcext:value-type="float">
            <text:p>1.85</text:p>
          </table:table-cell>
          <table:table-cell table:style-name="ce25" table:formula="of:=[Sheet1.C64]*[Sheet1.D64]" office:value-type="float" office:value="0" calcext:value-type="float">
            <text:p>0</text:p>
          </table:table-cell>
          <table:table-cell table:style-name="ce22" office:value-type="string" calcext:value-type="string">
            <text:p><text:a xlink:href="http://www.amazon.co.uk/Full-Stainless-Steel-Hexagon-Delivery/dp/B00A6GAIC8/ref=sr_1_3?ie=UTF8&amp;qid=1433534673&amp;sr=8-3&amp;keywords=M8+nut+DBA+Hardware" xlink:type="simple">http://www.amazon.co.uk/Full-Stainless-Steel-Hexagon-Delivery/dp/B00A6GAIC8/ref=sr_1_3?ie=UTF8&amp;qid=1433534673&amp;sr=8-3&amp;keywords=M8+nut+DBA+Hardware</text:a>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17"/>
        </table:table-row>
        <table:table-row table:style-name="ro2">
          <table:table-cell table:style-name="ce9"/>
          <table:table-cell table:style-name="ce9" office:value-type="string" calcext:value-type="string">
            <text:p>Assorted Springs (need 2 x 8mm)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.99" calcext:value-type="float">
            <text:p>9.99</text:p>
          </table:table-cell>
          <table:table-cell table:style-name="ce25" table:formula="of:=[Sheet1.C65]*[Sheet1.D65]" office:value-type="float" office:value="0" calcext:value-type="float">
            <text:p>0</text:p>
          </table:table-cell>
          <table:table-cell table:style-name="ce9" office:value-type="string" calcext:value-type="string">
            <text:p><text:a xlink:href="http://www.clasohlson.com/uk/Assorted-Springs/31-2132" xlink:type="simple">http://www.clasohlson.com/uk/Assorted-Springs/31-2132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017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ssembly A – Xaxis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Socket Head Bolts – M3 x 4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LockNuts – M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8 x 15.5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i-Backlash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Assorted Springs 8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i-Backlash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Linear Bearing 8mm LM8UU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ssembly D – Xaxis Base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Socket Head Bolts – M3 x 2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LockNuts – M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Radial Ball Bearings 608Z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Lock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ssembly D – Stepper Mount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calcext:value-type="string">
            <text:p>Socket Head Bolts – M3 x 8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Socket Head Bolts – M4 x 2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23" office:value-type="string" calcext:value-type="string">
            <text:p>Washers – M4 x 9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8" office:value-type="string" calcext:value-type="string">
            <text:p>Nuts – M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ssembly D – Pulley Mount1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Socket Head Bolts – M3 x 4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LockNuts – M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Radial Ball Bearings 608Z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T2 Pulley 20tooth 8mm bor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 table:number-columns-repeated="4"/>
          <table:table-cell table:style-name="ce1" table:formula="of:=SUM([Sheet1.E4:.E97])" office:value-type="float" office:value="39.2" calcext:value-type="float">
            <text:p>39.2</text:p>
          </table:table-cell>
          <table:table-cell table:style-name="ce14" office:value-type="string" calcext:value-type="string">
            <text:p>Grand 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ink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diydata.com/information/screwholes/screwholes.php" xlink:type="simple">http://www.diydata.com/information/screwholes/screwholes.php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trfastenings.com/pages/Tapping+Sizes+and+Clearance+Holes" xlink:type="simple">http://www.trfastenings.com/pages/Tapping+Sizes+and+Clearance+Holes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docs.google.com/spreadsheets/d/1oVcTCycR9qHi5JeS0x5Of-aC_XsIiMkX0GsWGpkmOUA/edit#gid=0" xlink:type="simple">https://docs.google.com/spreadsheets/d/1oVcTCycR9qHi5JeS0x5Of-aC_XsIiMkX0GsWGpkmOUA/edit#gid=0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uk.mouser.com/new/ams/ams-as5048-sensor/" xlink:type="simple">http://uk.mouser.com/new/ams/ams-as5048-sensor/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handycrowd.com/screws-explained-gauge-size-pilot-holes-and-wall-plugs/" xlink:type="simple">http://handycrowd.com/screws-explained-gauge-size-pilot-holes-and-wall-plugs/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a xlink:href="http://www.bwc.com/shop/dualvee-single-edge-track.html" xlink:type="simple">http://www.bwc.com/shop/dualvee-single-edge-track.html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5"/>
        <table:table-column table:style-name="co20" table:default-cell-style-name="ce31"/>
        <table:table-column table:style-name="co19" table:default-cell-style-name="ce31"/>
        <table:table-column table:style-name="co21" table:default-cell-style-name="ce31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00 steps = 1.8 degre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reprap.org/wiki/Step_rates" xlink:type="simple">http://reprap.org/wiki/Step_rates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prusaprinters.org/calculator/" xlink:type="simple">http://prusaprinters.org/calculator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teps per rotation</text:p>
          </table:table-cell>
          <table:table-cell table:style-name="ce2"/>
          <table:table-cell table:style-name="ce1"/>
          <table:table-cell office:value-type="float" office:value="200" calcext:value-type="float">
            <text:p>200.0000000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grees per step</text:p>
          </table:table-cell>
          <table:table-cell table:style-name="ce2"/>
          <table:table-cell table:style-name="ce1"/>
          <table:table-cell table:formula="of:=360/[Sheet2.E6]" office:value-type="float" office:value="1.8" calcext:value-type="float">
            <text:p>1.80000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Actuation Type</text:p>
          </table:table-cell>
          <table:table-cell table:style-name="ce2" office:value-type="string" calcext:value-type="string">
            <text:p>Full Steps per mm</text:p>
          </table:table-cell>
          <table:table-cell table:style-name="ce1" office:value-type="string" calcext:value-type="string">
            <text:p>Micro Stepping Ratio(2/4/8)</text:p>
          </table:table-cell>
          <table:table-cell table:style-name="ce32" office:value-type="string" calcext:value-type="string">
            <text:p>Steps per mm</text:p>
          </table:table-cell>
          <table:table-cell table:style-name="ce32" office:value-type="string" calcext:value-type="string">
            <text:p>Full rotation / distance mm</text:p>
          </table:table-cell>
          <table:table-cell table:style-name="ce32" office:value-type="string" calcext:value-type="string">
            <text:p>Distance per step mm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 calcext:value-type="string">
            <text:p>GT2 20 tooth pulley</text:p>
          </table:table-cell>
          <table:table-cell table:style-name="ce31" office:value-type="float" office:value="5" calcext:value-type="float">
            <text:p>5.00000000</text:p>
          </table:table-cell>
          <table:table-cell office:value-type="float" office:value="1" calcext:value-type="float">
            <text:p>1</text:p>
          </table:table-cell>
          <table:table-cell table:formula="of:=[Sheet2.C11]*[Sheet2.D11]" office:value-type="float" office:value="5" calcext:value-type="float">
            <text:p>5.00000000</text:p>
          </table:table-cell>
          <table:table-cell table:formula="of:=[Sheet2.E6]/[Sheet2.E11]" office:value-type="float" office:value="40" calcext:value-type="float">
            <text:p>40.00000000</text:p>
          </table:table-cell>
          <table:table-cell table:formula="of:=[Sheet2.F11]/[Sheet2.E6]" office:value-type="float" office:value="0.2" calcext:value-type="float">
            <text:p>0.2000000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GT2 30 tooth pulley</text:p>
          </table:table-cell>
          <table:table-cell table:style-name="ce32" office:value-type="float" office:value="3.33" calcext:value-type="float">
            <text:p>3.33000000</text:p>
          </table:table-cell>
          <table:table-cell table:style-name="ce1" office:value-type="float" office:value="1" calcext:value-type="float">
            <text:p>1</text:p>
          </table:table-cell>
          <table:table-cell table:style-name="ce32" table:formula="of:=[Sheet2.C12]*[Sheet2.D12]" office:value-type="float" office:value="3.33" calcext:value-type="float">
            <text:p>3.33000000</text:p>
          </table:table-cell>
          <table:table-cell table:style-name="ce32" table:formula="of:=[Sheet2.E6]/[Sheet2.E12]" office:value-type="float" office:value="60.0600600600601" calcext:value-type="float">
            <text:p>60.06006006</text:p>
          </table:table-cell>
          <table:table-cell table:style-name="ce32" table:formula="of:=[Sheet2.F12]/[Sheet2.E6]" office:value-type="float" office:value="0.3003003003003" calcext:value-type="float">
            <text:p>0.30030030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 calcext:value-type="string">
            <text:p>standard 8mm threaded rod</text:p>
          </table:table-cell>
          <table:table-cell table:style-name="ce31" office:value-type="float" office:value="160" calcext:value-type="float">
            <text:p>160.00000000</text:p>
          </table:table-cell>
          <table:table-cell office:value-type="float" office:value="1" calcext:value-type="float">
            <text:p>1</text:p>
          </table:table-cell>
          <table:table-cell table:formula="of:=[Sheet2.C13]*[Sheet2.D13]" office:value-type="float" office:value="160" calcext:value-type="float">
            <text:p>160.00000000</text:p>
          </table:table-cell>
          <table:table-cell table:formula="of:=[Sheet2.E6]/[Sheet2.E13]" office:value-type="float" office:value="1.25" calcext:value-type="float">
            <text:p>1.25000000</text:p>
          </table:table-cell>
          <table:table-cell table:formula="of:=[Sheet2.F13]/[Sheet2.E6]" office:value-type="float" office:value="0.00625" calcext:value-type="float">
            <text:p>0.00625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Builds 8mm Metric Acme Lead Screw</text:p>
          </table:table-cell>
          <table:table-cell table:style-name="ce31" office:value-type="float" office:value="100" calcext:value-type="float">
            <text:p>100.00000000</text:p>
          </table:table-cell>
          <table:table-cell office:value-type="float" office:value="1" calcext:value-type="float">
            <text:p>1</text:p>
          </table:table-cell>
          <table:table-cell table:formula="of:=[Sheet2.C14]*[Sheet2.D14]" office:value-type="float" office:value="100" calcext:value-type="float">
            <text:p>100.00000000</text:p>
          </table:table-cell>
          <table:table-cell table:formula="of:=[Sheet2.E6]/[Sheet2.E14]" office:value-type="float" office:value="2" calcext:value-type="float">
            <text:p>2.00000000</text:p>
          </table:table-cell>
          <table:table-cell table:formula="of:=[Sheet2.F14]/[Sheet2.E6]" office:value-type="float" office:value="0.01" calcext:value-type="float">
            <text:p>0.0100000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C-Type Extrusion 250mm leng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thout holes, has a Mass of 220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lume 219361.10 cubic millime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can = 15g, so about 15ca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en sand is typically used for casting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Have the X Axis independant of the Y Axis</text:p>
          </table:table-cell>
          <table:table-cell table:number-columns-repeated="1022"/>
        </table:table-row>
        <table:table-row table:style-name="ro3">
          <table:table-cell/>
          <table:table-cell table:style-name="ce13" office:value-type="string" calcext:value-type="string">
            <text:p>i.e. have the part moved backwards and forwards</text:p>
          </table:table-cell>
          <table:table-cell table:number-columns-repeated="1022"/>
        </table:table-row>
        <table:table-row table:style-name="ro4">
          <table:table-cell/>
          <table:table-cell table:style-name="ce13" office:value-type="string" calcext:value-type="string">
            <text:p>to allow the part to be brought forward after printing, and to avoid accumilation of inaccuracy for multiple axis</text:p>
          </table:table-cell>
          <table:table-cell table:number-columns-repeated="1022"/>
        </table:table-row>
        <table:table-row table:style-name="ro3">
          <table:table-cell/>
          <table:table-cell table:style-name="ce13" office:value-type="string" calcext:value-type="string">
            <text:p>also should allow for greater speed for 3d printing</text:p>
          </table:table-cell>
          <table:table-cell table:number-columns-repeated="1022"/>
        </table:table-row>
        <table:table-row table:style-name="ro4">
          <table:table-cell/>
          <table:table-cell table:style-name="ce13" office:value-type="string" calcext:value-type="string">
            <text:p>only down side is that larger parts may be difficult to move, but this is only a mid sized dev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forums.reprap.org/read.php?177,67307" xlink:type="simple">http://forums.reprap.org/read.php?177,67307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 think a similar design to the K8200 axis arrangement is the best, but with the X Axis in mo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 Axis (Front to Back) should be at the bottom fixed to the fr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 Axis (Top to Bottom) should have 2 gantrys attached to the main fr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Axis (Left to Right) should be attached to the Z Ax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tional idea to attach the Y Axis to the Z Gantry for CNCing a big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t turns out the weight on the Y Axis (front to back) can affect the speed / profile, so a weight sensor on the bed might be usefu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hange in Spe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/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cond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s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celeration</text:p>
          </table:table-cell>
          <table:table-cell table:formula="of:=[.C44]/[.C45]" office:value-type="float" office:value="2" calcext:value-type="float">
            <text:p>2</text:p>
          </table:table-cell>
          <table:table-cell office:value-type="string" calcext:value-type="string">
            <text:p>m/s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ce Movement</text:p>
          </table:table-cell>
          <table:table-cell table:formula="of:=[.C46]*[.C47]" office:value-type="float" office:value="1" calcext:value-type="float">
            <text:p>1</text:p>
          </table:table-cell>
          <table:table-cell office:value-type="string" calcext:value-type="string">
            <text:p>Newton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orce Movement</text:p>
          </table:table-cell>
          <table:table-cell table:style-name="ce2" table:formula="of:=[.C48]/10" office:value-type="float" office:value="0.1" calcext:value-type="float">
            <text:p>0.1</text:p>
          </table:table-cell>
          <table:table-cell table:style-name="ce1" office:value-type="string" calcext:value-type="string">
            <text:p>Kg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st of 8mm 500mm Leadscrew and anti-backlash nut is around £18-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 1 500mm threaded rod from wi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 2 500mm ballscrew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alibaba.com/product-detail/precision-ball-screw-sfu1605-for-cnc_60224722736.html?s=p" xlink:type="simple">http://www.alibaba.com/product-detail/precision-ball-screw-sfu1605-for-cnc_60224722736.html?s=p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cnczone.com/forums/linear-and-rotary-motion/261308-affordable-8mm-diameter-ball-screws.html" xlink:type="simple">http://www.cnczone.com/forums/linear-and-rotary-motion/261308-affordable-8mm-diameter-ball-screws.html</text:a>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6:34:53.3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H18M41S</meta:editing-duration>
    <meta:editing-cycles>213</meta:editing-cycles>
    <meta:generator>LibreOffice/4.4.2.2$Windows_x86 LibreOffice_project/c4c7d32d0d49397cad38d62472b0bc8acff48dd6</meta:generator>
    <dc:date>2015-10-27T20:30:39.417000000</dc:date>
    <meta:document-statistic meta:table-count="5" meta:cell-count="815" meta:object-count="0"/>
    <meta:user-defined meta:name="Info 1"/>
    <meta:user-defined meta:name="Info 2"/>
    <meta:user-defined meta:name="Info 3"/>
    <meta:user-defined meta:name="Info 4"/>
  </office:meta>
</office:document-meta>
</file>